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fo:font-style="italic" style:font-style-asian="italic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fo:font-style="italic" fo:font-weight="bold" style:font-style-asian="italic" style:font-weight-asian="bold"/>
    </style:style>
    <style:style style:name="P4" style:family="paragraph" style:parent-style-name="Standard" style:master-page-name="Standard">
      <style:paragraph-properties fo:margin-top="0in" fo:margin-bottom="0in" loext:contextual-spacing="false" fo:line-height="100%" style:page-number="1"/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Expresión Regular que genere el conjunto de cadenas sobre {0, 1, 2} de la forma w2v, con w y v en {0, 1}*, y la paridad de w distinta a la paridad de v. Además, v debe terminar en 01.</text:span></text:p>
      <text:p text:style-name="P2"/>
      <text:p text:style-name="P1">( (0|1)( (0|1)(0|1) )* 2 ( (0|1)(0|1) )* 01 ) | ( (0|1)(0|1) )* 2 <text:s/>(0|1)( (0|1)(0|1) )*01 )</text:p>
      <text:p text:style-name="P1"/>
      <text:p text:style-name="P1"><text:span text:style-name="T1">Conjunto de cadenas sobre {a, b} que contengan exactamente dos ab, pero no al final.</text:span></text:p>
      <text:p text:style-name="P2"/>
      <text:p text:style-name="P1">b*a*abb*a*abb*(b|a)a*</text:p>
      <text:p text:style-name="P1"/>
      <text:p text:style-name="P1"><text:span text:style-name="T1">Conjunto de cadenas sobre {a, b} que contengan una cantidad impar de a entre cada par de b.</text:span></text:p>
      <text:p text:style-name="P1"/>
      <text:p text:style-name="P1">(a|ba)* (bb)*a(aa)*(bb)* (a|ab)*</text:p>
      <text:p text:style-name="P1"/>
      <text:p text:style-name="P1"><text:span text:style-name="T1">Conjunto de cadenas sobre {a, b} que contengan exactamente dos ba, pero no al al principio.</text:span></text:p>
      <text:p text:style-name="P1"/>
      <text:p text:style-name="P1">a*(a|b)baa*b*baa*b*</text:p>
      <text:p text:style-name="P1"/>
      <text:p text:style-name="P1"><text:span text:style-name="T1">Conjunto de cadenas sobre {a, b} que no contengan exactamente dos ba.</text:span></text:p>
      <text:p text:style-name="P1"/>
      <text:p text:style-name="P1">(a*b*) | (a*b*baa*b*) | (a*b*ba(a|b)*ba(a|b)*baa*b*)</text:p>
      <text:p text:style-name="P1"/>
      <text:p text:style-name="P1"><text:span text:style-name="T1">Conjunto de cadenas sobre {a, b} que contengan exactamente dos bb y dos aa.</text:span></text:p>
      <text:p text:style-name="P1"/>
      <text:p text:style-name="P1">aaaabbbb | bbbbaaaa | aabbaabb | bbaabbaa | aabbbbaa | bbaaaabb</text:p>
      <text:p text:style-name="P1"/>
      <text:p text:style-name="P1"><text:span text:style-name="T1">Conjunto de cadenas sobre {a, b} que no contengan exactamente dos ab.</text:span></text:p>
      <text:p text:style-name="P1"><text:soft-page-break/></text:p>
      <text:p text:style-name="P1">b*a* | b*a*abb*a* | b*a*ab(a|b)*ab(a|b)*abb*a*</text:p>
      <text:p text:style-name="P1"/>
      <text:p text:style-name="P1"><text:span text:style-name="T1">Conjunto de cadenas sobre {a, b} que contengan más de dos a y no más de dos b.</text:span></text:p>
      <text:p text:style-name="P1"/>
      <text:p text:style-name="P1">aaaa* | baaaa* | abaaa* | aabaa* | aaaba* | aaaa*ba* | bbaaaa* | abbaaa* | aaabba* | aaaa*bba* | babaaa* | baabaa* | baaaba* | baaaa*ba* | ababaa* | abaaba* | abaaa*ba* | aababa* | aabaa*ba* | aaaba*ba*</text:p>
      <text:p text:style-name="P1"/>
      <text:p text:style-name="P1"><text:span text:style-name="T1">Conjunto de cadenas sobre {a, b} que contengan cantidad par de b, y al menos dos a.</text:span></text:p>
      <text:p text:style-name="P1"/>
      <text:p text:style-name="P1">a*(abab)*a* | a*(aabb)*a* | a*(bbaa)*a* | a*(baba)*a* | a*(baab)*a* | a*(abba)*a*</text:p>
      <text:p text:style-name="P1"/>
      <text:p text:style-name="P1"><text:span text:style-name="T1">Conjunto de cadenas sobre {a, b} que contengan cantidad de b que no sea múltiplo de 3, y al menos una a.</text:span></text:p>
      <text:p text:style-name="P1"/>
      <text:p text:style-name="P1">(aa*ba*ba*ba*)*(a*ba*ba*|a*ba*) | (a*ba*aba*ba*)*(a*ba*ba*|a*ba*) | (a*ba*ba*aba*)*(a*ba*ba*|a*ba*) | (a*ba*ba*ba*a)*(a*ba*ba*|a*ba*) | (a*ba*ba*ba*)*(a*aba*ba*|a*ba*) | (a*ba*ba*ba*)*(a*ba*aba*|a*ba*) | (a*ba*ba*ba*)*(a*ba*ba*a|a*ba*) | (a*ba*ba*ba*)*(a*ba*ba*|a*aba*) | (a*ba*ba*ba*)*(a*ba*ba*|a*ba*a)</text:p>
      <text:p text:style-name="P1"/>
      <text:p text:style-name="P1"><text:span text:style-name="T1">Conjunto de cadenas sobre {a, b} que contengan cantidad de b múltiplo de 3, y al menos una a.</text:span></text:p>
      <text:p text:style-name="P1"/>
      <text:p text:style-name="P1">(aa*ba*ba*ba*)*| (a*ba*aba*ba*)* | (a*ba*ba*aba*)* | (a*ba*ba*ba*a)* | (a*ba*ba*ba*)* | (a*ba*ba*ba*)* | (a*ba*ba*ba*)* | (a*ba*ba*ba*)* | (a*ba*ba*ba*)*</text:p>
      <text:p text:style-name="P1"/>
      <text:p text:style-name="P1"><text:span text:style-name="T1">Conjunto de cadenas sobre {a, b} que contengan cantidad de b que no sea múltiplo de 3, entre cada par de a.</text:span></text:p>
      <text:p text:style-name="P3"/>
      <text:p text:style-name="P1">b*((ba)*|(ab)*)b*(aa)*(bbb)*(bb|b)(aa)*b*((ba)*|(ab)*)b*</text:p>
      <text:p text:style-name="P1"/>
      <text:p text:style-name="P1"><text:span text:style-name="T1">Conjunto de cadenas sobre {a, b} que contengan cantidad de b múltiplo de 3, entre cada par de a.</text:span></text:p>
      <text:p text:style-name="P3"/>
      <text:p text:style-name="P1">b*((ba)*|(ab)*)b*(aa)*(bbb)*(aa)*b*((ba)*|(ab)*)b*</text:p>
      <text:p text:style-name="P1"><text:soft-page-break/></text:p>
      <text:p text:style-name="P1"><text:span text:style-name="T1">Conjunto de cadenas sobre {a, b} que no contengan más de dos ab.</text:span></text:p>
      <text:p text:style-name="P1"/>
      <text:p text:style-name="P1">b*a* | b*a*abb*a* | b*a*abb*a*abb*a*</text:p>
      <text:p text:style-name="P1"/>
      <text:p text:style-name="P1"><text:span text:style-name="T1">Conjunto de cadenas sobre {a, b} que contengan exactamente dos ba, pero no al principio ni al final.</text:span></text:p>
      <text:p text:style-name="P1"/>
      <text:p text:style-name="P1">(a | b | aa*bb*)baa*b*ba(a | b | aa*bb*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4-25T11:36:00</meta:creation-date>
    <meta:initial-creator>Marito</meta:initial-creator>
    <meta:document-statistic meta:table-count="0" meta:image-count="0" meta:object-count="0" meta:page-count="3" meta:paragraph-count="30" meta:word-count="419" meta:character-count="2632" meta:non-whitespace-character-count="2242"/>
    <meta:generator>LibreOfficeDev/6.0.5.2$Linux_X86_64 LibreOffice_project/</meta:generator>
  </office:meta>
</office:document-meta>
</file>